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3730be"/>
    </style:style>
    <style:style style:name="P2" style:family="paragraph" style:parent-style-name="Standard">
      <style:text-properties officeooo:paragraph-rsid="003ae2b5"/>
    </style:style>
    <style:style style:name="P3" style:family="paragraph" style:parent-style-name="Standard">
      <style:text-properties officeooo:paragraph-rsid="003eee52"/>
    </style:style>
    <style:style style:name="P4" style:family="paragraph" style:parent-style-name="Standard">
      <style:text-properties officeooo:paragraph-rsid="0054614b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 Narrow" fo:font-size="27.4500007629395pt" fo:font-style="normal" style:text-underline-style="none" fo:font-weight="bold" style:text-blinking="false" fo:background-color="transparent"/>
    </style:style>
    <style:style style:name="P6" style:family="paragraph" style:parent-style-name="Standard">
      <style:text-properties officeooo:paragraph-rsid="00651319"/>
    </style:style>
    <style:style style:name="P7" style:family="paragraph" style:parent-style-name="Standard">
      <style:text-properties fo:font-weight="bold" officeooo:rsid="0024b01b" style:font-weight-asian="bold" style:font-weight-complex="bold"/>
    </style:style>
    <style:style style:name="P8" style:family="paragraph" style:parent-style-name="Standard">
      <style:text-properties fo:color="#009933" officeooo:paragraph-rsid="003730b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71319"/>
    </style:style>
    <style:style style:name="T2" style:family="text">
      <style:text-properties officeooo:rsid="00327f34"/>
    </style:style>
    <style:style style:name="T3" style:family="text">
      <style:text-properties officeooo:rsid="003921f2"/>
    </style:style>
    <style:style style:name="T4" style:family="text">
      <style:text-properties officeooo:rsid="003ae2b5"/>
    </style:style>
    <style:style style:name="T5" style:family="text">
      <style:text-properties officeooo:rsid="003eee52"/>
    </style:style>
    <style:style style:name="T6" style:family="text">
      <style:text-properties fo:font-style="italic" officeooo:rsid="003ae2b5" style:font-style-asian="italic" style:font-style-complex="italic"/>
    </style:style>
    <style:style style:name="T7" style:family="text">
      <style:text-properties fo:color="#00ff66" officeooo:rsid="003ae2b5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458dd9df-b2f1-ad22-7782-f5245884e672"/>Agenda des événements et manifestations</text:p>
      <text:p text:style-name="Standard"/>
      <text:section text:style-name="Sect1" text:name="Event">
        <text:p text:style-name="Standard"><office:annotation><dc:creator>Benoît Suttor</dc:creator><dc:date>2016-10-11T15:41:24</dc:date><loext:sender-initials>BS</loext:sender-initials><text:p text:style-name="P9"><text:span text:style-name="T8">do section- for brain in brains</text:span></text:p></office:annotation></text:p>
        <text:section text:style-name="Sect1" text:name="Section1">
          <text:p text:style-name="P8"><office:annotation><dc:creator>Benoît Suttor</dc:creator><dc:date>2016-10-11T15:41:45</dc:date><loext:sender-initials>BS</loext:sender-initials><text:p text:style-name="P9"><text:span text:style-name="T8">do section- with event_view=view.getDGHV(brain.getObject(),view.appy_renderer)</text:span></text:p></office:annotation><text:span text:style-name="T2"><text:text-input text:description="">event_view.get_formatted_date()</text:text-input></text:span></text:p>
          <text:p text:style-name="P1"/>
          <text:p text:style-name="P7"><text:text-input text:description="">event_view.get_value('title')</text:text-input></text:p>
          <text:p text:style-name="Standard"/>
          <text:p text:style-name="P2"><text:span text:style-name="T6"><text:text-input text:description="">event_view.get_taxonomy_value('categories_evenements')</text:text-input></text:span><text:span text:style-name="T4"> - </text:span><text:span text:style-name="T7"><text:text-input text:description="">event_view.get_taxonomy_value('taxonomy_gratuite')</text:text-input></text:span></text:p>
          <text:p text:style-name="P2"/>
          <text:p text:style-name="Standard"><text:span text:style-name="T3"><office:annotation><dc:creator>Benoît Suttor</dc:creator><dc:date>2016-10-11T15:42:02</dc:date><loext:sender-initials>BS</loext:sender-initials><text:p text:style-name="P9"><text:span text:style-name="T8">do text</text:span></text:p><text:p text:style-name="P9"><text:span text:style-name="T8">from event_view.display_html('text')</text:span></text:p></office:annotation></text:span><text:span text:style-name="T3">text</text:span></text:p>
          <text:p text:style-name="P6"/>
          <text:p text:style-name="P4"><text:span text:style-name="T1"><office:annotation><dc:creator>Benoît Suttor</dc:creator><dc:date>2016-10-11T15:42:15</dc:date><loext:sender-initials>BS</loext:sender-initials><text:p><text:span text:style-name="T8">do text if event_view.get_value('location')</text:span></text:p></office:annotation></text:span><text:span text:style-name="T1">Où ?<text:line-break/></text:span><text:span text:style-name="T1"><text:text-input text:description="">event_view.get_relation_value('location', 'title')</text:text-input></text:span><text:span text:style-name="T1"><text:line-break/></text:span><text:span text:style-name="T1"><text:text-input text:description="">event_view.get_relation_value('location', 'street')</text:text-input></text:span><text:span text:style-name="T1">, </text:span><text:span text:style-name="T1"><text:text-input text:description="">event_view.get_relation_value('location', 'number')</text:text-input></text:span><text:span text:style-name="T1"> <text:line-break/></text:span><text:span text:style-name="T1"><text:text-input text:description="">event_view.get_relation_value('location', 'zip_code')</text:text-input></text:span><text:span text:style-name="T1"> </text:span><text:span text:style-name="T1"><text:text-input text:description="">event_view.get_relation_value('location', 'city')</text:text-input></text:span></text:p>
          <text:p text:style-name="P3"><text:span text:style-name="T5"><office:annotation><dc:creator>Benoît Suttor</dc:creator><dc:date>2016-10-12T09:27:18</dc:date><loext:sender-initials>BS</loext:sender-initials><text:p text:style-name="P9"><text:span text:style-name="T9">do text if event_view.get_info</text:span><text:span text:style-name="T8">()</text:span></text:p></office:annotation></text:span><text:span text:style-name="T5">Info : </text:span><text:span text:style-name="T5"><text:text-input text:description="">event_view.get_info()</text:text-input></text:span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5-09-18T15:51:04</meta:creation-date>
    <dc:date>2016-10-12T10:12:11.468474055</dc:date>
    <meta:editing-duration>PT5H17M44S</meta:editing-duration>
    <meta:editing-cycles>63</meta:editing-cycles>
    <meta:generator>LibreOffice/5.1.4.2$Linux_X86_64 LibreOffice_project/10m0$Build-2</meta:generator>
    <dc:creator>Benoît Suttor</dc:creator>
    <meta:document-statistic meta:table-count="0" meta:image-count="0" meta:object-count="0" meta:page-count="1" meta:paragraph-count="8" meta:word-count="47" meta:character-count="523" meta:non-whitespace-character-count="503"/>
  </office:meta>
</office:document-meta>
</file>